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8pt" style:font-size-asian="12.25pt" style:font-size-complex="14pt"/>
    </style:style>
    <style:style style:name="P3" style:family="paragraph" style:parent-style-name="Standard">
      <style:text-properties fo:font-size="18pt" fo:font-weight="bold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20pt"/>
    </style:style>
    <style:style style:name="P5" style:family="paragraph" style:parent-style-name="Standard">
      <style:text-properties fo:font-size="20pt" style:font-size-asian="12.25pt" style:font-size-complex="20pt"/>
    </style:style>
    <style:style style:name="P6" style:family="paragraph" style:parent-style-name="Standard">
      <style:text-properties fo:font-size="20pt" style:font-size-asian="12.25pt" style:font-size-complex="14pt"/>
    </style:style>
    <style:style style:name="P7" style:family="paragraph" style:parent-style-name="Standard">
      <style:text-properties fo:font-size="20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20pt" fo:font-weight="bold" style:font-weight-asian="bold" style:font-weight-complex="bold"/>
    </style:style>
    <style:style style:name="T1" style:family="text">
      <style:text-properties fo:font-size="16pt" style:font-size-complex="16pt"/>
    </style:style>
    <style:style style:name="T2" style:family="text">
      <style:text-properties fo:font-size="18pt" style:font-size-complex="18pt"/>
    </style:style>
    <style:style style:name="T3" style:family="text">
      <style:text-properties fo:font-size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8">What is Arduino?</text:p>
      <text:p text:style-name="Standard"/>
      <text:p text:style-name="P4">• “Arduino is an open-source physical computing platform</text:p>
      <text:p text:style-name="P4">based on a simple i/o board and a development</text:p>
      <text:p text:style-name="P4">environment that implements the Processing / Wiring</text:p>
      <text:p text:style-name="P4">language. Arduino can be used to develop stand-alone</text:p>
      <text:p text:style-name="P4">interactive objects or can be connected to software on</text:p>
      <text:p text:style-name="P4">your computer.“</text:p>
      <text:p text:style-name="P4"/>
      <text:p text:style-name="P7">Why Arduino?</text:p>
      <text:p text:style-name="P1"/>
      <text:p text:style-name="P1">•<text:span text:style-name="T3"> It is Open Source, both in terms of Hardware and</text:span></text:p>
      <text:p text:style-name="P5">Software.</text:p>
      <text:p text:style-name="P5">• It is cheap(1300र), the hardware can be built from</text:p>
      <text:p text:style-name="P5">components or a prefab board can be purchased for</text:p>
      <text:p text:style-name="P5">approx 900र.</text:p>
      <text:p text:style-name="P5">• It can communicate with a computer via serial</text:p>
      <text:p text:style-name="P5">connection over USB.</text:p>
      <text:p text:style-name="P5">• It can be powered from USB or standalone DC power.</text:p>
      <text:p text:style-name="P2"/>
      <text:p text:style-name="P3">How to get started</text:p>
      <text:p text:style-name="P2"/>
      <text:p text:style-name="P6">• You’ll need a board of course, along with the USB cable</text:p>
      <text:p text:style-name="P6">and DC power supplies.</text:p>
      <text:p text:style-name="P6">• Read about, understand what you are working with and</text:p>
      <text:p text:style-name="P6">download the IDE: http://www.arduino.cc</text:p>
      <text:p text:style-name="P6">• Mac, Windows and Penguin friendly versions available</text:p>
      <text:p text:style-name="P6">• Then you are ready to plug it in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0-18T22:25:55.766812911</meta:creation-date>
    <dc:date>2020-10-18T22:32:44.698751978</dc:date>
    <meta:editing-duration>PT6M50S</meta:editing-duration>
    <meta:editing-cycles>1</meta:editing-cycles>
    <meta:document-statistic meta:table-count="0" meta:image-count="0" meta:object-count="0" meta:page-count="1" meta:paragraph-count="23" meta:word-count="155" meta:character-count="871" meta:non-whitespace-character-count="739"/>
    <meta:generator>LibreOffice/6.3.5.2$Linux_X86_64 LibreOffice_project/30$Build-2</meta:generator>
  </office:meta>
</office:document-meta>
</file>